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agraph-properties fo:margin-left="0cm" fo:margin-right="0cm" fo:margin-top="0cm" fo:margin-bottom="0cm" fo:line-height="100%" fo:text-align="center" text:enable-numbering="false" fo:text-indent="0cm"/>
    </style:style>
    <style:style style:name="P2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7" style:family="paragraph">
      <style:paragraph-properties fo:margin-left="0cm" fo:margin-right="0cm" fo:margin-top="0cm" fo:margin-bottom="0cm" fo:line-height="100%" text:enable-numbering="false" fo:text-indent="0cm"/>
    </style:style>
    <style:style style:name="P2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9" style:family="paragraph" style:parent-style-name="Text_20_body" style:list-style-name="L2"/>
    <style:style style:name="P30" style:family="paragraph" style:parent-style-name="Illustration">
      <style:paragraph-properties fo:text-align="center" style:justify-single-word="false"/>
    </style:style>
    <style:style style:name="P31" style:family="paragraph" style:parent-style-name="Text_20_body" style:list-style-name="L3"/>
    <style:style style:name="P3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4" style:family="paragraph" style:parent-style-name="Text_20_body" style:list-style-name="L4"/>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37"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38" style:family="paragraph" style:parent-style-name="Text_20_body">
      <style:text-properties style:font-name="Courier"/>
    </style:style>
    <style:style style:name="P39" style:family="paragraph" style:parent-style-name="Text_20_body" style:list-style-name="L5"/>
    <style:style style:name="P40" style:family="paragraph" style:parent-style-name="Text_20_body" style:list-style-name="L6"/>
    <style:style style:name="P41" style:family="paragraph" style:parent-style-name="Section_20_Title" style:master-page-name="Standard"/>
    <style:style style:name="P42" style:family="paragraph" style:parent-style-name="Glossary_20_Title" style:master-page-name="Standard">
      <style:paragraph-properties fo:break-before="page"/>
    </style:style>
    <style:style style:name="P43"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8"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9" style:family="text">
      <style:text-properties fo:font-weight="bold" style:font-weight-asian="bold" style:font-weight-complex="bold"/>
    </style:style>
    <style:style style:name="T10" style:family="text">
      <style:text-properties style:font-name="Bitstream Vera Serif2"/>
    </style:style>
    <style:style style:name="T11" style:family="text">
      <style:text-properties style:text-position="super 58%"/>
    </style:style>
    <style:style style:name="T12" style:family="text">
      <style:text-properties fo:font-style="italic" style:font-style-asian="italic" style:font-style-complex="italic"/>
    </style:style>
    <style:style style:name="T13" style:family="text">
      <style:text-properties style:font-name="Century Schoolbook L"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sub 58%" style:font-name="Century Schoolbook L"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position="0% 100%" style:font-name="OpenSymbol" fo:font-size="14pt" fo:font-style="normal" style:font-name-asian="OpenSymbol" style:font-size-asian="14pt" style:font-style-asian="normal" style:font-name-complex="OpenSymbol" style:font-size-complex="14pt" style:font-style-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9</text:p>
            <text:p text:style-name="P22">1.1 Presentation<text:tab/>9</text:p>
            <text:p text:style-name="P22">1.2 First sample<text:tab/>9</text:p>
            <text:p text:style-name="P22">1.3 Global view<text:tab/>9</text:p>
            <text:p text:style-name="P23">1.3.1 Architecture<text:tab/>9</text:p>
            <text:p text:style-name="P23">1.3.2 State Machines features<text:tab/>9</text:p>
            <text:p text:style-name="P23">1.3.3 Simulation<text:tab/>9</text:p>
            <text:p text:style-name="P23">1.3.4 Code generation for CADP tools Suite<text:tab/>9</text:p>
            <text:p text:style-name="P21">2 Generated Eiffel code analysis<text:tab/>9</text:p>
            <text:p text:style-name="P21">3 Advanced features<text:tab/>9</text:p>
            <text:p text:style-name="P21">Appendices<text:tab/>10</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text:h>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h text:style-name="Heading_20_2" text:outline-level="2">Presentation</text:h>
      <text:p text:style-name="Text_20_body">Umlaut is a general set of tools to manipulate UML2 models in the Kermeta environment.</text:p>
      <text:h text:style-name="Heading_20_3" text:outline-level="3">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4" draw:style-name="gr1"><draw:custom-shape draw:style-name="gr2" draw:text-style-name="P26" svg:width="2.1cm" svg:height="1.985cm" svg:x="6.788cm" svg:y="6.51cm"><text:p text:style-name="P25"><text:span text:style-name="T4">CADP</text:span></text:p><text:p text:style-name="P25"><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6" svg:width="2.1cm" svg:height="1.985cm" svg:x="9.204cm" svg:y="6.51cm"><text:p text:style-name="P25"><text:span text:style-name="T4">CADP</text:span></text:p><text:p text:style-name="P25"><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6" svg:width="2.647cm" svg:height="1.415cm" svg:x="0.97cm" svg:y="3.18cm"><text:p text:style-name="P25"><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6" svg:width="2.851cm" svg:height="1.962cm" svg:x="4.985cm" svg:y="3.34cm"><text:p text:style-name="P25"><text:span text:style-name="T4">Uml</text:span></text:p><text:p text:style-name="P25"><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6" svg:x1="3.616cm" svg:y1="3.887cm" svg:x2="4.916cm" svg:y2="3.887cm"><text:p/></draw:line><draw:custom-shape draw:style-name="gr3" draw:text-style-name="P26" svg:width="2.941cm" svg:height="2.943cm" svg:x="12.854cm" svg:y="1.608cm"><text:p text:style-name="P25"><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6" svg:width="2.098cm" svg:height="1.985cm" svg:x="7.95cm" svg:y="5.484cm"><text:p text:style-name="P25"><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6" svg:x1="7.128cm" svg:y1="4.753cm" svg:x2="8.2cm" svg:y2="5.871cm"><text:p/></draw:line><draw:custom-shape draw:style-name="gr7" draw:text-style-name="P26" svg:width="2.715cm" svg:height="2.146cm" svg:x="0.992cm" svg:y="7.787cm"><text:p text:style-name="P25"><text:span text:style-name="T4">Model</text:span></text:p><text:p text:style-name="P25"><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6" svg:x1="6.742cm" svg:y1="7.902cm" svg:x2="3.662cm" svg:y2="8.586cm"><text:p/></draw:line><draw:line draw:style-name="gr8" draw:text-style-name="P26" svg:x1="2.362cm" svg:y1="7.81cm" svg:x2="2.337cm" svg:y2="4.801cm"><text:p/></draw:line><draw:frame draw:style-name="gr9" draw:text-style-name="P28" svg:width="2.054cm" svg:height="0.798cm" svg:x="-0.513cm" svg:y="6.464cm"><draw:text-box><text:p text:style-name="P27"><text:span text:style-name="T5">OK</text:span></text:p></draw:text-box></draw:frame><draw:frame draw:style-name="gr10" draw:text-style-name="P28" svg:width="2.647cm" svg:height="0.844cm" svg:x="2.179cm" svg:y="5.644cm"><draw:text-box><text:p text:style-name="P27"><text:span text:style-name="T5">NAKC</text:span></text:p></draw:text-box></draw:frame><draw:path draw:style-name="gr11" draw:text-style-name="P26" svg:width="12.203cm" svg:height="8.028cm" svg:x="0.468cm" svg:y="0.236cm" svg:viewBox="0 0 12204 8029" svg:d="m1108 8027c-110-331-383-546-554-837-180-306-288-642-397-974-102-319-165-658-157-998 14-299 7-597 0-893 0-317 7-638 79-945 85-373 228-732 290-1110 54-324 254-566 397-836 162-309 352-628 659-811 300-180 614-351 951-459 316-102 642-170 979-164 420 23 845 0 1268 0 334 0 669 0 1002 0 360 11 718 21 1085 55 287 26 568 38 845 109 312 79 626-19 922 108s614 206 900 351c307 155 605 321 898 513 240 157 524 236 792 351 284 122 481 377 793 434l263 53 80 26"><text:p/></draw:path><draw:custom-shape draw:style-name="gr7" draw:text-style-name="P26" svg:width="4.245cm" svg:height="3.329cm" svg:x="12.443cm" svg:y="7.105cm"><text:p text:style-name="P25"><text:span text:style-name="T4">Model</text:span></text:p><text:p text:style-name="P25"><text:span text:style-name="T4">tests suite</text:span></text:p><text:p text:style-name="P25"><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6" svg:x1="11.349cm" svg:y1="7.697cm" svg:x2="13.175cm" svg:y2="8.152cm"><text:p/></draw:line><draw:line draw:style-name="gr5" draw:text-style-name="P26" svg:x1="14.452cm" svg:y1="4.388cm" svg:x2="14.452cm" svg:y2="7.353cm"><text:p/></draw:line><draw:line draw:style-name="gr8" draw:text-style-name="P26" svg:x1="14.542cm" svg:y1="10.183cm" svg:x2="14.542cm" svg:y2="11.711cm"><text:p/></draw:line><draw:custom-shape draw:style-name="gr12" draw:text-style-name="P26"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28" svg:width="2.805cm" svg:height="0.89cm" svg:x="13.221cm" svg:y="10.479cm"><draw:text-box><text:p text:style-name="P25"><text:span text:style-name="T5">CONFORM</text:span></text:p></draw:text-box></draw:frame><draw:path draw:style-name="gr11" draw:text-style-name="P26" svg:width="0.985cm" svg:height="3.855cm" svg:x="15.455cm" svg:y="3.956cm" svg:viewBox="0 0 986 3856" svg:d="m342 3854c284-88 395-399 478-661 95-298 184-602 161-912-23-275 53-563-92-820-162-290-270-609-480-868l-227-320-182-273v0"><text:p/></draw:path><draw:frame draw:style-name="gr13" draw:text-style-name="P28" svg:width="2.805cm" svg:height="1.244cm" svg:x="15cm" svg:y="5.529cm"><draw:text-box><text:p text:style-name="P25"><text:span text:style-name="T5">NOT</text:span></text:p><text:p text:style-name="P27"><text:span text:style-name="T5">CONFORM</text:span></text:p></draw:text-box></draw:frame></draw:g>The simulator give the user an executable clone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An implementation could be tested using those tests, giving results of conformance to the model (pass, fail, indeterminate).</text:p>
      <text:p text:style-name="Text_20_body"/>
      <text:p text:style-name="Text_20_body">TODO : more presentation.....</text:p>
      <text:h text:style-name="Heading_20_2" text:outline-level="2">First sample</text:h>
      <text:p text:style-name="Text_20_body">TODO : bicycle example .......</text:p>
      <text:h text:style-name="Heading_20_2" text:outline-level="2">Global view</text:h>
      <text:p text:style-name="Text_20_body">TODO .....</text:p>
      <text:h text:style-name="Heading_20_3" text:outline-level="3">Architecture</text:h>
      <text:p text:style-name="Text_20_body">Umlaut is designed in a cascading tools suite, operating successive treatments on the initial model, to obtain some useful results :</text:p>
      <text:list text:style-name="L2">
        <text:list-item>
          <text:p text:style-name="P29">a simulation of the model, which could be hold by the modeler to test his specification, in the Kermeta environment.</text:p>
        </text:list-item>
        <text:list-item>
          <text:p text:style-name="P29">A set of Eiffel classes, as an input for the CADP tools suite.</text:p>
        </text:list-item>
      </text:list>
      <text:p text:style-name="Text_20_body"><draw:frame draw:style-name="fr1" draw:name="Cadre2" text:anchor-type="paragraph" svg:y="1.774cm" svg:width="16.203cm" draw:z-index="2"><draw:text-box fo:min-height="11.744cm"><text:p text:style-name="P30"><draw:g text:anchor-type="paragraph" draw:z-index="3" draw:style-name="gr14"><draw:polygon draw:style-name="gr15" draw:text-style-name="P26" svg:width="0.385cm" svg:height="0.705cm" svg:x="3.115cm" svg:y="10.931cm" svg:viewBox="0 0 386 706" draw:points="0,669 0,0 385,351 0,704 0,688"><text:p/></draw:polygon><draw:g draw:style-name="gr16" draw:id="id13"><draw:custom-shape draw:style-name="gr17" draw:text-style-name="P26" svg:width="2.659cm" svg:height="2.89cm" svg:x="0.002cm" svg:y="0.566cm"><text:p/><draw:enhanced-geometry svg:viewBox="0 0 21600 21600" draw:type="rectangle" draw:enhanced-path="M 0 0 L 21600 0 21600 21600 0 21600 0 0 Z N"/></draw:custom-shape><draw:custom-shape draw:style-name="gr18" draw:text-style-name="P26" svg:width="1.751cm" svg:height="0.567cm" svg:x="0.004cm" svg:y="0cm"><text:p text:style-name="P25"><text:span text:style-name="T4">Input model</text:span></text:p><draw:enhanced-geometry svg:viewBox="0 0 21600 21600" draw:type="rectangle" draw:enhanced-path="M 0 0 L 21600 0 21600 21600 0 21600 0 0 Z N"/></draw:custom-shape><draw:custom-shape draw:style-name="gr19" draw:text-style-name="P26" draw:id="id1" svg:width="0.699cm" svg:height="0.742cm" svg:x="0.178cm" svg:y="1.764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6" draw:id="id2" svg:width="0.839cm" svg:height="0.528cm" svg:x="1.683cm" svg:y="2.185cm"><text:p/><draw:enhanced-geometry svg:viewBox="0 0 21600 21600" draw:glue-points="10800 0 3160 3160 0 10800 3160 18440 10800 21600 18440 18440 21600 10800 18440 3160" draw:text-areas="3200 3200 18400 18400" draw:type="ellipse"/></draw:custom-shape><draw:custom-shape draw:style-name="gr21" draw:text-style-name="P26" draw:id="id3" svg:width="0.913cm" svg:height="0.421cm" svg:x="0.843cm" svg:y="2.752cm"><text:p/><draw:enhanced-geometry svg:viewBox="0 0 21600 21600" draw:type="rectangle" draw:enhanced-path="M 0 0 L 21600 0 21600 21600 0 21600 0 0 Z N"/></draw:custom-shape><draw:connector draw:style-name="gr22" draw:text-style-name="P26" svg:x1="0.877cm" svg:y1="2.133cm" svg:x2="2.101cm" svg:y2="2.188cm" draw:start-shape="id1" draw:start-glue-point="7" draw:end-shape="id2" draw:end-glue-point="4"><text:p/></draw:connector><draw:connector draw:style-name="gr22" draw:text-style-name="P26" svg:x1="0.526cm" svg:y1="2.501cm" svg:x2="0.845cm" svg:y2="2.963cm" draw:start-shape="id1" draw:start-glue-point="6" draw:end-shape="id3" draw:end-glue-point="3"><text:p/></draw:connector><draw:connector draw:style-name="gr22" draw:text-style-name="P26" svg:x1="2.101cm" svg:y1="2.713cm" svg:x2="1.755cm" svg:y2="2.963cm" draw:start-shape="id2" draw:start-glue-point="8" draw:end-shape="id3" draw:end-glue-point="1"><text:p/></draw:connector></draw:g><draw:g draw:style-name="gr16" draw:id="id14"><draw:custom-shape draw:style-name="gr17" draw:text-style-name="P26" svg:width="2.662cm" svg:height="2.894cm" svg:x="3.357cm" svg:y="3.138cm"><text:p/><draw:enhanced-geometry svg:viewBox="0 0 21600 21600" draw:type="rectangle" draw:enhanced-path="M 0 0 L 21600 0 21600 21600 0 21600 0 0 Z N"/></draw:custom-shape><draw:custom-shape draw:style-name="gr18" draw:text-style-name="P26" svg:width="2.103cm" svg:height="0.567cm" svg:x="3.357cm" svg:y="2.574cm"><text:p text:style-name="P25"><text:span text:style-name="T4">reified model</text:span></text:p><draw:enhanced-geometry svg:viewBox="0 0 21600 21600" draw:type="rectangle" draw:enhanced-path="M 0 0 L 21600 0 21600 21600 0 21600 0 0 Z N"/></draw:custom-shape><draw:custom-shape draw:style-name="gr19" draw:text-style-name="P26" draw:id="id4" svg:width="0.703cm" svg:height="0.74cm" svg:x="3.533cm" svg:y="4.337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6" draw:id="id5" svg:width="0.84cm" svg:height="0.528cm" svg:x="5.036cm" svg:y="4.759cm"><text:p/><draw:enhanced-geometry svg:viewBox="0 0 21600 21600" draw:glue-points="10800 0 3160 3160 0 10800 3160 18440 10800 21600 18440 18440 21600 10800 18440 3160" draw:text-areas="3200 3200 18400 18400" draw:type="ellipse"/></draw:custom-shape><draw:custom-shape draw:style-name="gr21" draw:text-style-name="P26" draw:id="id6" svg:width="0.913cm" svg:height="0.424cm" svg:x="4.198cm" svg:y="5.323cm"><text:p/><draw:enhanced-geometry svg:viewBox="0 0 21600 21600" draw:type="rectangle" draw:enhanced-path="M 0 0 L 21600 0 21600 21600 0 21600 0 0 Z N"/></draw:custom-shape><draw:connector draw:style-name="gr22" draw:text-style-name="P26" svg:x1="4.235cm" svg:y1="4.706cm" svg:x2="5.456cm" svg:y2="4.761cm" draw:start-shape="id4" draw:start-glue-point="7" draw:end-shape="id5" draw:end-glue-point="4"><text:p/></draw:connector><draw:connector draw:style-name="gr22" draw:text-style-name="P26" svg:x1="3.883cm" svg:y1="5.076cm" svg:x2="4.201cm" svg:y2="5.536cm" draw:start-shape="id4" draw:start-glue-point="6" draw:end-shape="id6" draw:end-glue-point="3"><text:p/></draw:connector><draw:connector draw:style-name="gr22" draw:text-style-name="P26" svg:x1="5.456cm" svg:y1="5.286cm" svg:x2="5.11cm" svg:y2="5.536cm" draw:start-shape="id5" draw:start-glue-point="8" draw:end-shape="id6" draw:end-glue-point="1"><text:p/></draw:connector></draw:g><draw:g draw:style-name="gr16" draw:id="id15"><draw:custom-shape draw:style-name="gr17" draw:text-style-name="P26" svg:width="2.661cm" svg:height="2.892cm" svg:x="6.645cm" svg:y="5.396cm"><text:p/><draw:enhanced-geometry svg:viewBox="0 0 21600 21600" draw:type="rectangle" draw:enhanced-path="M 0 0 L 21600 0 21600 21600 0 21600 0 0 Z N"/></draw:custom-shape><draw:custom-shape draw:style-name="gr18" draw:text-style-name="P26" svg:width="2.133cm" svg:height="0.565cm" svg:x="6.647cm" svg:y="4.831cm"><text:p text:style-name="P25"><text:span text:style-name="T4">executable model</text:span></text:p><draw:enhanced-geometry svg:viewBox="0 0 21600 21600" draw:type="rectangle" draw:enhanced-path="M 0 0 L 21600 0 21600 21600 0 21600 0 0 Z N"/></draw:custom-shape><draw:custom-shape draw:style-name="gr19" draw:text-style-name="P26" draw:id="id7" svg:width="0.701cm" svg:height="0.74cm" svg:x="6.821cm" svg:y="6.595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6" draw:id="id8" svg:width="0.84cm" svg:height="0.53cm" svg:x="8.324cm" svg:y="7.015cm"><text:p/><draw:enhanced-geometry svg:viewBox="0 0 21600 21600" draw:glue-points="10800 0 3160 3160 0 10800 3160 18440 10800 21600 18440 18440 21600 10800 18440 3160" draw:text-areas="3200 3200 18400 18400" draw:type="ellipse"/></draw:custom-shape><draw:custom-shape draw:style-name="gr21" draw:text-style-name="P26" draw:id="id9" svg:width="0.911cm" svg:height="0.422cm" svg:x="7.488cm" svg:y="7.581cm"><text:p/><draw:enhanced-geometry svg:viewBox="0 0 21600 21600" draw:type="rectangle" draw:enhanced-path="M 0 0 L 21600 0 21600 21600 0 21600 0 0 Z N"/></draw:custom-shape><draw:connector draw:style-name="gr22" draw:text-style-name="P26" svg:x1="7.521cm" svg:y1="6.964cm" svg:x2="8.743cm" svg:y2="7.017cm" draw:start-shape="id7" draw:start-glue-point="7" draw:end-shape="id8" draw:end-glue-point="4"><text:p/></draw:connector><draw:connector draw:style-name="gr22" draw:text-style-name="P26" svg:x1="7.17cm" svg:y1="7.334cm" svg:x2="7.489cm" svg:y2="7.793cm" draw:start-shape="id7" draw:start-glue-point="6" draw:end-shape="id9" draw:end-glue-point="3"><text:p/></draw:connector><draw:connector draw:style-name="gr22" draw:text-style-name="P26" svg:x1="8.744cm" svg:y1="7.544cm" svg:x2="8.398cm" svg:y2="7.793cm" draw:start-shape="id8" draw:start-glue-point="8" draw:end-shape="id9" draw:end-glue-point="1"><text:p/></draw:connector></draw:g><draw:g draw:style-name="gr16" draw:id="id16"><draw:custom-shape draw:style-name="gr17" draw:text-style-name="P26" svg:width="2.661cm" svg:height="2.89cm" svg:x="10.107cm" svg:y="7.724cm"><text:p/><draw:enhanced-geometry svg:viewBox="0 0 21600 21600" draw:type="rectangle" draw:enhanced-path="M 0 0 L 21600 0 21600 21600 0 21600 0 0 Z N"/></draw:custom-shape><draw:custom-shape draw:style-name="gr18" draw:text-style-name="P26" svg:width="2.133cm" svg:height="0.567cm" svg:x="10.107cm" svg:y="7.158cm"><text:p text:style-name="P25"><text:span text:style-name="T4">Eiffel code</text:span></text:p><draw:enhanced-geometry svg:viewBox="0 0 21600 21600" draw:type="rectangle" draw:enhanced-path="M 0 0 L 21600 0 21600 21600 0 21600 0 0 Z N"/></draw:custom-shape><draw:custom-shape draw:style-name="gr19" draw:text-style-name="P26" draw:id="id10" svg:width="0.699cm" svg:height="0.74cm" svg:x="10.282cm" svg:y="8.92cm"><text:p/><draw:enhanced-geometry svg:viewBox="0 0 21600 21600" draw:glue-points="10800 0 0 10800 10800 21600 21600 10800" draw:text-areas="5400 5400 16200 16200" draw:type="diamond" draw:enhanced-path="M 10800 0 L 21600 10800 10800 21600 0 10800 10800 0 Z N"/></draw:custom-shape><draw:custom-shape draw:style-name="gr20" draw:text-style-name="P26" draw:id="id11" svg:width="0.84cm" svg:height="0.532cm" svg:x="11.787cm" svg:y="9.343cm"><text:p/><draw:enhanced-geometry svg:viewBox="0 0 21600 21600" draw:glue-points="10800 0 3160 3160 0 10800 3160 18440 10800 21600 18440 18440 21600 10800 18440 3160" draw:text-areas="3200 3200 18400 18400" draw:type="ellipse"/></draw:custom-shape><draw:custom-shape draw:style-name="gr21" draw:text-style-name="P26" draw:id="id12" svg:width="0.911cm" svg:height="0.424cm" svg:x="10.949cm" svg:y="9.908cm"><text:p/><draw:enhanced-geometry svg:viewBox="0 0 21600 21600" draw:type="rectangle" draw:enhanced-path="M 0 0 L 21600 0 21600 21600 0 21600 0 0 Z N"/></draw:custom-shape><draw:connector draw:style-name="gr22" draw:text-style-name="P26" svg:x1="10.98cm" svg:y1="9.289cm" svg:x2="12.206cm" svg:y2="9.345cm" draw:start-shape="id10" draw:start-glue-point="7" draw:end-shape="id11" draw:end-glue-point="4"><text:p/></draw:connector><draw:connector draw:style-name="gr22" draw:text-style-name="P26" svg:x1="10.629cm" svg:y1="9.659cm" svg:x2="10.95cm" svg:y2="10.121cm" draw:start-shape="id10" draw:start-glue-point="6" draw:end-shape="id12" draw:end-glue-point="3"><text:p/></draw:connector><draw:connector draw:style-name="gr22" draw:text-style-name="P26" svg:x1="12.206cm" svg:y1="9.874cm" svg:x2="11.859cm" svg:y2="10.121cm" draw:start-shape="id11" draw:start-glue-point="8" draw:end-shape="id12" draw:end-glue-point="1"><text:p/></draw:connector></draw:g><draw:connector draw:style-name="gr23" draw:text-style-name="P26" svg:x1="2.66cm" svg:y1="1.727cm" svg:x2="4.688cm" svg:y2="2.575cm" draw:start-shape="id13" draw:start-glue-point="1" draw:end-shape="id14" draw:end-glue-point="0"><text:p/></draw:connector><draw:custom-shape draw:style-name="gr18" draw:text-style-name="P26" svg:width="1.611cm" svg:height="0.777cm" svg:x="3.009cm" svg:y="1.339cm"><text:p text:style-name="P25"><text:span text:style-name="T4">Valooder</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6" svg:x1="6.019cm" svg:y1="4.302cm" svg:x2="7.977cm" svg:y2="4.833cm" draw:start-shape="id14" draw:end-shape="id15" draw:end-glue-point="0"><text:p/></draw:connector><draw:custom-shape draw:style-name="gr18" draw:text-style-name="P26" svg:width="1.608cm" svg:height="0.777cm" svg:x="6.193cm" svg:y="3.912cm"><text:p text:style-name="P25"><text:span text:style-name="T4">uml2km</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3" draw:text-style-name="P26" svg:x1="9.305cm" svg:y1="6.558cm" svg:x2="11.439cm" svg:y2="7.159cm" draw:start-shape="id15" draw:end-shape="id16" draw:end-glue-point="0"><text:p/></draw:connector><draw:custom-shape draw:style-name="gr18" draw:text-style-name="P26" svg:width="1.611cm" svg:height="0.773cm" svg:x="9.548cm" svg:y="6.172cm"><text:p text:style-name="P25"><text:span text:style-name="T4">km2eiffel</text:spa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8" draw:text-style-name="P26" draw:id="id17" svg:width="2.456cm" svg:height="2.715cm" svg:x="13.744cm" svg:y="7.511cm"><text:p text:style-name="P25"><text:span text:style-name="T4">CADP</text:span></text:p><text:p text:style-name="P25"><text:span text:style-name="T4">toolbox</text:span></text:p><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draw:handle draw:handle-position="$1 top" draw:handle-range-x-minimum="$0" draw:handle-range-x-maximum="10800"/><draw:handle draw:handle-position="$3 $2" draw:handle-range-x-minimum="$1" draw:handle-range-x-maximum="10800" draw:handle-range-y-minimum="0" draw:handle-range-y-maximum="$0"/></draw:enhanced-geometry></draw:custom-shape><draw:connector draw:style-name="gr23" draw:text-style-name="P26" svg:x1="12.767cm" svg:y1="8.886cm" svg:x2="13.746cm" svg:y2="8.867cm" draw:start-shape="id16" draw:start-glue-point="1" draw:end-shape="id17" draw:end-glue-point="3"><text:p/></draw:connector><draw:rect draw:style-name="gr24" draw:text-style-name="P26" draw:id="id18" svg:width="2.274cm" svg:height="0.81cm" svg:x="13.82cm" svg:y="10.931cm"><text:p text:style-name="P25"><text:span text:style-name="T4">Simulator</text:span></text:p></draw:rect><draw:connector draw:style-name="gr25" draw:text-style-name="P26" draw:type="line" svg:x1="14.956cm" svg:y1="10.932cm" svg:x2="14.974cm" svg:y2="10.225cm" draw:start-shape="id18" draw:start-glue-point="0" draw:end-shape="id17" draw:end-glue-point="2"><text:p/></draw:connector><draw:rect draw:style-name="gr24" draw:text-style-name="P26" draw:id="id19" svg:width="2.274cm" svg:height="0.814cm" svg:x="6.828cm" svg:y="10.825cm"><text:p text:style-name="P25"><text:span text:style-name="T4">Simulator</text:span></text:p></draw:rect><draw:connector draw:style-name="gr25" draw:text-style-name="P26" draw:type="line" svg:x1="7.964cm" svg:y1="10.827cm" svg:x2="7.976cm" svg:y2="8.287cm" draw:start-shape="id19" draw:start-glue-point="0" draw:end-shape="id15" draw:end-glue-point="2"><text:p/></draw:connector><draw:connector draw:style-name="gr25" draw:text-style-name="P26" draw:type="line" svg:x1="4.678cm" svg:y1="10.827cm" svg:x2="4.689cm" svg:y2="6.031cm" draw:start-shape="id20" draw:start-glue-point="0" draw:end-shape="id14" draw:end-glue-point="2"><text:p/></draw:connector><draw:rect draw:style-name="gr24" draw:text-style-name="P26" draw:id="id21" svg:width="2.274cm" svg:height="0.81cm" svg:x="0.184cm" svg:y="10.79cm"><text:p text:style-name="P25"><text:span text:style-name="T4">Simulator</text:span></text:p></draw:rect><draw:connector draw:style-name="gr25" draw:text-style-name="P26" draw:type="line" svg:x1="1.32cm" svg:y1="10.791cm" svg:x2="1.332cm" svg:y2="3.455cm" draw:start-shape="id21" draw:start-glue-point="0" draw:end-shape="id13" draw:end-glue-point="2"><text:p/></draw:connector><draw:line draw:style-name="gr22" draw:text-style-name="P26" svg:x1="2.38cm" svg:y1="11.248cm" svg:x2="3.079cm" svg:y2="11.248cm"><text:p/></draw:line><draw:connector draw:style-name="gr26" draw:text-style-name="P26" draw:type="line" svg:x1="5.814cm" svg:y1="11.229cm" svg:x2="6.83cm" svg:y2="11.233cm" draw:start-shape="id20" draw:start-glue-point="1" draw:end-shape="id19" draw:end-glue-point="3"><text:p/></draw:connector><draw:rect draw:style-name="gr24" draw:text-style-name="P26" draw:id="id20" svg:width="2.273cm" svg:height="0.81cm" svg:x="3.542cm" svg:y="10.825cm"><text:p text:style-name="P25"><text:span text:style-name="T4">Simulator</text:span></text:p></draw:rect></draw:g>Illustration <text:sequence text:ref-name="refIllustration0" text:name="Illustration" text:formula="ooow:Illustration+1" style:num-format="1">1</text:sequence>: Umlaut general structure</text:p></draw:text-box></draw:frame>These steps can be drawn as the illustration <text:sequence-ref text:reference-format="page" text:ref-name="refIllustration0">10</text:sequence-ref>.</text:p>
      <text:p text:style-name="Text_20_body"/>
      <text:p text:style-name="Text_20_body">Note that the simulator could be realized in most of the stages. For the beginning of the work on Umlaut in Kermeta, we did choice the executable model to be the most easy to execute, as its structure will be all Kermeta code. A simulator on reified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p text:style-name="Text_20_body"/>
      <text:h text:style-name="Heading_20_3" text:outline-level="3">State Machines – Minimum demands</text:h>
      <text:p text:style-name="Text_20_body">In relation with TGV needs, the model diagrams need completion of information requirements, in order to permit the generation of a complete and valid TGV input.</text:p>
      <text:p text:style-name="Text_20_body">Requirements :</text:p>
      <text:list text:style-name="L3">
        <text:list-item>
          <text:p text:style-name="P31">Class diagram :</text:p>
          <text:list>
            <text:list-item>
              <text:p text:style-name="P31"/>
            </text:list-item>
          </text:list>
        </text:list-item>
        <text:list-item>
          <text:p text:style-name="P31">State chart :</text:p>
          <text:list>
            <text:list-item>
              <text:p text:style-name="P31"/>
            </text:list-item>
          </text:list>
        </text:list-item>
        <text:list-item>
          <text:p text:style-name="P31">Instance diagrams :</text:p>
          <text:list>
            <text:list-item>
              <text:p text:style-name="P31"/>
            </text:list-item>
          </text:list>
        </text:list-item>
        <text:list-item>
          <text:p text:style-name="P31">Use cases :</text:p>
          <text:list>
            <text:list-item>
              <text:p text:style-name="P31"/>
            </text:list-item>
          </text:list>
        </text:list-item>
      </text:list>
      <text:p text:style-name="Text_20_body"/>
      <text:h text:style-name="Heading_20_3" text:outline-level="3">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 (<text:sequence-ref text:reference-format="page" text:ref-name="refIllustration1">11</text:sequence-ref>).</text:p>
      <text:p text:style-name="Text_20_body"><draw:frame draw:style-name="fr2" draw:name="Cadre1" text:anchor-type="paragraph" svg:x="5.154cm" svg:y="0cm" svg:width="7.311cm" draw:z-index="0"><draw:text-box fo:min-height="10.253cm"><text:p text:style-name="P30"><draw:g text:anchor-type="paragraph" draw:z-index="1" draw:style-name="gr14"><draw:custom-shape draw:style-name="gr18" draw:text-style-name="P32" svg:width="1.572cm" svg:height="1.756cm" svg:x="2.843cm" svg:y="0.025cm"><text:p text:style-name="P25"><text:span text:style-name="T6">static</text:span></text:p><text:p text:style-name="P25"><text:span text:style-name="T6">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32" svg:width="1.572cm" svg:height="1.756cm" svg:x="5.149cm" svg:y="0cm"><text:p text:style-name="P25"><text:span text:style-name="T6">state</text:span></text:p><text:p text:style-name="P25"><text:span text:style-name="T6">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8" draw:text-style-name="P32" svg:width="1.572cm" svg:height="1.756cm" svg:x="0.589cm" svg:y="3.903cm"><text:p text:style-name="P25"><text:span text:style-name="T6">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27" draw:text-style-name="P32" svg:width="3.902cm" svg:height="1.391cm" svg:x="2.713cm" svg:y="2.094cm"><text:p text:style-name="P25"><text:span text:style-name="T6"/></text:p><text:p text:style-name="P25"><text:span text:style-name="T6">reification in</text:span></text:p><text:p text:style-name="P25"><text:span text:style-name="T6">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8" draw:text-style-name="P32" svg:width="2.83cm" svg:height="1.572cm" svg:x="3.261cm" svg:y="3.614cm"><text:p text:style-name="P25"><text:span text:style-name="T6">executable</text:span></text:p><text:p text:style-name="P25"><text:span text:style-name="T6">model (</text:span><text:span text:style-name="T7">.km</text:span><text:span text:style-name="T6">)</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7" draw:text-style-name="P32" svg:width="5.292cm" svg:height="1.049cm" svg:x="0.615cm" svg:y="5.814cm"><text:p text:style-name="P25"><text:span text:style-name="T6">execution in</text:span></text:p><text:p text:style-name="P25"><text:span text:style-name="T6">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29" draw:text-style-name="P33" svg:width="3.929cm" svg:height="2.045cm" svg:x="1.088cm" svg:y="7.385cm"><text:p text:style-name="P25"><text:span text:style-name="T8">behavior of the</text:span></text:p><text:p text:style-name="P25"><text:span text:style-name="T8">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g>Illustration <text:sequence text:ref-name="refIllustration1" text:name="Illustration" text:formula="ooow:Illustration+1" style:num-format="1">2</text:sequence>: Simulator internals</text:p></draw:text-box></draw:frame></text:p>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p text:style-name="Text_20_body">Variation point types :</text:p>
      <text:list text:style-name="L4">
        <text:list-item>
          <text:p text:style-name="P34">Xxxx ... =&gt; choices :</text:p>
          <text:list>
            <text:list-item>
              <text:p text:style-name="P34">choice A : xxxx</text:p>
            </text:list-item>
            <text:list-item>
              <text:p text:style-name="P34">choice B : xxxx</text:p>
            </text:list-item>
          </text:list>
        </text:list-item>
        <text:list-item>
          <text:p text:style-name="P34">Zzzz <text:s/>... <text:s/>=&gt; choices :</text:p>
          <text:list>
            <text:list-item>
              <text:p text:style-name="P34"/>
            </text:list-item>
          </text:list>
        </text:list-item>
        <text:list-item>
          <text:p text:style-name="P34"/>
        </text:list-item>
      </text:list>
      <text:p text:style-name="Text_20_body"/>
      <text:h text:style-name="Heading_20_3" text:outline-level="3">Code generation for CADP tools Suite</text:h>
      <text:p text:style-name="P35">TODO : present the tools suite.....</text:p>
      <text:h text:style-name="Heading_20_4" text:outline-level="4">TGV needs</text:h>
      <text:p text:style-name="Text_20_body">The TGV tool has been design to run in batch context so it can passes problematic points without being stopped. The needs are sufficiently low and can be satisfied by any choice about variation points as presented in previous section.</text:p>
      <text:h text:style-name="Heading_20_2" text:outline-level="2">Definitions</text:h>
      <text:p text:style-name="Text_20_body">IUT : Implementation Under Test</text:p>
      <text:p text:style-name="Text_20_body"/>
      <text:h text:style-name="Heading_20_1" text:outline-level="1">UML2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2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6"><text:tab/><text:span text:style-name="T9">uml2</text:span></text:p>
      <text:p text:style-name="P36"><text:tab/><text:tab/>uml2kmt</text:p>
      <text:p text:style-name="P36"><text:tab/><text:tab/>uml2km</text:p>
      <text:p text:style-name="P36"><text:tab/><text:tab/><text:span text:style-name="T9">+ statecharts</text:span></text:p>
      <text:p text:style-name="P37"><text:tab/><text:tab/><text:tab/>sc2iolts<text:span text:style-name="T10"> : reify state charts into class diagrams, using the IO/LTS scheme.</text:span></text:p>
      <text:p text:style-name="P36"><text:tab/><text:tab/><text:tab/><text:span text:style-name="T9">+ simulator</text:span></text:p>
      <text:p text:style-name="P37"><text:tab/><text:tab/><text:tab/><text:tab/>simulator<text:span text:style-name="T10"> : permit interactive execution of a reified state machine.</text:span></text:p>
      <text:p text:style-name="P37"><text:tab/><text:tab/><text:tab/><text:span text:style-name="T9">+ CADP</text:span></text:p>
      <text:p text:style-name="P37"><text:tab/><text:tab/><text:tab/><text:tab/>km2eiffel<text:span text:style-name="T10"> : translate in Eiffel the IO/LTS result, for use in CADP.</text:span></text:p>
      <text:p text:style-name="P38"/>
      <text:h text:style-name="Heading_20_2" text:outline-level="2">UML versatility</text:h>
      <text:p text:style-name="Text_20_body">The Umlaut aim is to give modelers a set of tools for manipulating UML models inside Kermeta suite.</text:p>
      <text:p text:style-name="Text_20_body">As the “uml2km” tool requires Visitor and Builder patterns, it is quiet easy to design a general application which could be extended by new visitors to produce km2uml translation (or uml2ecore transform).</text:p>
      <text:p text:style-name="Text_20_body">Our goal, for the first release, is the UML2 to Kermeta translation, for use in the state charts simulator (the main functionality of the 1<text:span text:style-name="T11">st</text:span> generation Umlaut tool).</text:p>
      <text:h text:style-name="Heading_20_2" text:outline-level="2"/>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12">uml2km</text:span> tool analysis</text:h>
      <text:p text:style-name="Text_20_body">The uml2km tool realize the translation of an UML2 conform model (<text:span text:style-name="T13">.uml2</text:span>) into the equivalent Kermeta model (<text:span text:style-name="T13">.km</text:span>).</text:p>
      <text:p text:style-name="Text_20_body">For the Umlaut purpose (the old one functionalities), we will realize only the static diagram treatment in the first stage of development. The others UML2 diagrams should be ruled during a later step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p text:style-name="Text_20_body"><text:span text:style-name="T9">Known </text:span><text:span text:style-name="T14">uml2km</text:span><text:span text:style-name="T9"> limitations on Static Diagrams</text:span> :</text:p>
      <text:list text:style-name="L5">
        <text:list-item>
          <text:p text:style-name="P39">UML2 doesn't offer access to super super types, so uml2km tool can't identify methods' inheritance deeper than one inheritance level so it can't use the appropriate keyword “method” (for a redefined procedure) instead of “operation” (for an first-level procedure). You will get an error from Kermeta interpreter on such inherited operations.</text:p>
        </text:list-item>
      </text:list>
      <text:p text:style-name="Text_20_body"><text:span text:style-name="T9">Pre-process</text:span><text:span text:style-name="T3"> : Same</text:span> name between properties <text:s/>and or operations is forbidden in Kermeta, so we need to adjust the UML2 model to avoid polymorphic operations (same name but different parameters or type) and methods named as the attributes they act as proxies to. The RemovePolymorphic tool take a given UML2 model and rename all duplicate operations' names.</text:p>
      <text:list text:style-name="L5">
        <text:list-item>
          <text:p text:style-name="P39"/>
        </text:list-item>
      </text:list>
      <text:p text:style-name="Text_20_body">TODO ........</text:p>
      <text:h text:style-name="Heading_20_2" text:outline-level="2">UML2 unprocessed features</text:h>
      <text:p text:style-name="Text_20_body"><text:span text:style-name="T9">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p text:style-name="Text_20_body"><text:span text:style-name="T9">DataType </text:span>: Only Kermeta primitive types can be processed as DataType classes, so you must declare other static types as UML2 Classes.</text:p>
      <text:h text:style-name="Heading_20_1" text:outline-level="1">Generated Eiffel code analysis</text:h>
      <text:p text:style-name="Text_20_body">This section examines the Eiffel code generated as output by Umlaut in order to transform it in C language for being used by the CADP tools.</text:p>
      <text:p text:style-name="Text_20_body">TODO ........</text:p>
      <text:h text:style-name="Heading_20_1" text:outline-level="1">Advanced features</text:h>
      <text:p text:style-name="Text_20_body">Here is a presentation of some of the additional features that Umlaut provides or will provide.</text:p>
      <text:p text:style-name="Text_20_body">TODO .........</text:p>
      <text:h text:style-name="Heading_20_1" text:outline-level="1">Knowledge near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are distinguished in three types :</text:p>
      <text:list text:style-name="L6">
        <text:list-item>
          <text:p text:style-name="P40">Input transitions, noted <text:span text:style-name="T13">A</text:span><text:span text:style-name="T15">I</text:span> : those transitions originate from environment (tester) of the Implementation Under Test. Such events are controllable by the environment. Their labels are prefixed by a “<text:span text:style-name="T9">?</text:span>” in literature. </text:p>
        </text:list-item>
        <text:list-item>
          <text:p text:style-name="P40">Output transitions, noted <text:span text:style-name="T13">A</text:span><text:span text:style-name="T15">O</text:span> : those transitions originate from the Implementation Under Test in destination of environment (tester). Environment can only observe these events. Their labels are prefixed by a “<text:span text:style-name="T9">!</text:span>” in literature.</text:p>
        </text:list-item>
        <text:list-item>
          <text:p text:style-name="P40"><text:span text:style-name="T16">Internal transitions, noted </text:span><text:span text:style-name="T17"></text:span><text:span text:style-name="T16"> : those transitions cannot be observed by environment (tester)</text:span>.</text:p>
        </text:list-item>
      </text:list>
      <text:p text:style-name="Text_20_body">As presented by Thierry Jéron in “<text:span text:style-name="T16">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p text:style-name="Text_20_body"/>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section text:style-name="Sect1" text:name="post-liminaires">
        <text:section text:style-name="Sect1" text:name="table_index" text:display="none">
          <text:p text:style-name="P41">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41">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42"/>
        </text:section>
        <text:section text:style-name="Sect1" text:name="bibliographie" text:display="none">
          <text:p text:style-name="P43">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41">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5-02T16:47:59</dc:date>
    <meta:keyword>Kermeta</meta:keyword>
    <meta:keyword>metamodeling</meta:keyword>
    <meta:keyword>language</meta:keyword>
    <dc:language>en-US</dc:language>
    <meta:editing-cycles>191</meta:editing-cycles>
    <meta:editing-duration>P3DT8H5M49S</meta:editing-duration>
    <meta:user-defined meta:name="Authors">Franck Fleurey, Zoé Drey, Didier Vojtisek</meta:user-defined>
    <meta:user-defined meta:name="Corporate 1">INRIA</meta:user-defined>
    <meta:user-defined meta:name="Info 3"/>
    <meta:user-defined meta:name="Info 4"/>
    <meta:document-statistic meta:table-count="8" meta:image-count="0" meta:object-count="0" meta:page-count="15" meta:paragraph-count="291" meta:word-count="1726" meta:character-count="10981"/>
  </office:meta>
</office:document-meta>
</file>